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28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05.4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62.27mm"/>
    </style:style>
    <style:style style:name="co8" style:family="table-column">
      <style:table-column-properties fo:break-before="auto" style:column-width="49.92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64.03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ackground-color="#fbffff" fo:border-left="none" fo:border-right="none" fo:border-top="0.06pt solid #000000"/>
    </style:style>
    <style:style style:name="ce14" style:family="table-cell" style:parent-style-name="Default" style:data-style-name="N108">
      <style:table-cell-properties fo:background-color="#fbffff"/>
    </style:style>
    <style:style style:name="ce15" style:family="table-cell" style:parent-style-name="Default" style:data-style-name="N108">
      <style:table-cell-properties fo:border-bottom="0.06pt solid #000000" fo:background-color="#fbffff" fo:border-left="none" fo:border-right="none" fo:border-top="none"/>
    </style:style>
    <style:style style:name="ce16" style:family="table-cell" style:parent-style-name="Default" style:data-style-name="N108">
      <style:table-cell-properties fo:border-bottom="none" fo:background-color="#fffff3" fo:border-left="none" fo:border-right="none" fo:border-top="0.06pt solid #000000"/>
    </style:style>
    <style:style style:name="ce17" style:family="table-cell" style:parent-style-name="Default" style:data-style-name="N108">
      <style:table-cell-properties fo:background-color="#fffff3"/>
    </style:style>
    <style:style style:name="ce18" style:family="table-cell" style:parent-style-name="Default" style:data-style-name="N108">
      <style:table-cell-properties fo:border-bottom="0.06pt solid #000000" fo:background-color="#fffff3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08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08">
      <style:table-cell-properties fo:border-bottom="0.06pt solid #000000" fo:background-color="#fbffff" fo:border-left="none" fo:border-right="0.06pt solid #000000" fo:border-top="none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2" style:font-name-complex="Georgia2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2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26" style:family="table-cell" style:parent-style-name="Default" style:data-style-name="N0">
      <style:table-cell-properties style:vertical-align="automatic"/>
      <style:text-properties style:font-name="Georgia" fo:font-size="10pt" style:font-name-asian="Georgia2" style:font-size-asian="10pt" style:font-name-complex="Georgia2" style:font-size-complex="10pt"/>
    </style:style>
    <style:style style:name="ce2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style:vertical-align="automatic"/>
    </style:style>
    <style:style style:name="ce31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2" style:family="table-cell" style:parent-style-name="Default" style:data-style-name="N0">
      <style:table-cell-properties fo:border="0.06pt solid #000000" style:vertical-align="automatic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3" style:family="table-cell" style:parent-style-name="Default" style:data-style-name="N0">
      <style:table-cell-properties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4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6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8" style:family="table-cell" style:parent-style-name="Default" style:data-style-name="N0">
      <style:text-properties style:font-name="Georgia" style:font-name-asian="Georgia2" style:font-name-complex="Georgia2"/>
    </style:style>
    <style:style style:name="ce39" style:family="table-cell" style:parent-style-name="Default" style:data-style-name="N0">
      <style:table-cell-properties fo:wrap-option="wrap"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6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6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6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2" fo:font-weight="bold" style:font-name-asian="Georgia2" style:font-weight-asian="bold" style:font-name-complex="Georgia2" style:font-weight-complex="bold"/>
    </style:style>
    <style:style style:name="ce51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177.29mm" svg:y="6.49mm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2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E4]-IT3H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formula="of:=[.E6]-IT3H4" office:value-type="float" office:value="17" calcext:value-type="float">
            <text:p>17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formula="of:=[.E7]-IT3H5" office:value-type="float" office:value="24" calcext:value-type="float">
            <text:p>24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E8]-IT3H6" office:value-type="float" office:value="6" calcext:value-type="float">
            <text:p>6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E9]-IT3H7" office:value-type="float" office:value="0" calcext:value-type="float">
            <text:p>0</text:p>
          </table:table-cell>
          <table:table-cell table:style-name="ce22" table:formula="of:=[.F9]-IT4H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7" table:formula="of:=[.E11]-IT3H9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formula="of:=[.E12]-IT3H10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E13]-IT3H11" office:value-type="float" office:value="6" calcext:value-type="float">
            <text:p>6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formula="of:=[.E14]-IT3H12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3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table:style-name="ce18" table:formula="of:=[.E15]-IT3H13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loext:p draw:notify-on-update-of-ranges="IT1.J4:IT1.J11 IT1.O3:IT1.O3 IT1.O4:IT1.O11 IT1.P3:IT1.P3 IT1.P4:IT1.P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5"/>
          <table:table-cell/>
          <table:table-cell table:style-name="ce31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6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6"/>
          <table:table-cell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40" calcext:value-type="float">
            <text:p>4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18])" office:value-type="float" office:value="25" calcext:value-type="float">
            <text:p>25</text:p>
          </table:table-cell>
          <table:table-cell table:style-name="ce43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8"/>
          <table:table-cell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29" table:number-columns-repeated="5"/>
          <table:table-cell table:style-name="ce28"/>
          <table:table-cell table:number-columns-repeated="1011"/>
        </table:table-row>
        <table:table-row table:style-name="ro7">
          <table:table-cell table:style-name="ce28"/>
          <table:table-cell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28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40" calcext:value-type="float">
            <text:p>4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5:.F37])" office:value-type="float" office:value="109" calcext:value-type="float">
            <text:p>109</text:p>
          </table:table-cell>
          <table:table-cell table:style-name="ce43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40" calcext:value-type="float">
            <text:p>4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3:.F55])" office:value-type="float" office:value="25" calcext:value-type="float">
            <text:p>25</text:p>
          </table:table-cell>
          <table:table-cell table:style-name="ce43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8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40" calcext:value-type="float">
            <text:p>4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Manger des cacahuètes</text:p>
          </table:table-cell>
          <table:table-cell table:style-name="ce33" office:value-type="string" calcext:value-type="string">
            <text:p>Pif</text:p>
          </table:table-cell>
          <table:table-cell table:style-name="ce39" office:value-type="string" calcext:value-type="string">
            <text:p>Hercule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1:.F74])" office:value-type="float" office:value="40" calcext:value-type="float">
            <text:p>40</text:p>
          </table:table-cell>
          <table:table-cell table:style-name="ce43" table:formula="of:=SUM([.G71:.G74])" office:value-type="float" office:value="26" calcext:value-type="float">
            <text:p>2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9:.F85])" office:value-type="float" office:value="40" calcext:value-type="float">
            <text:p>40</text:p>
          </table:table-cell>
          <table:table-cell table:style-name="ce41" table:formula="of:=SUM([.G79:.G85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0:.F92])" office:value-type="float" office:value="25" calcext:value-type="float">
            <text:p>25</text:p>
          </table:table-cell>
          <table:table-cell table:style-name="ce43" table:formula="of:=SUM([.G90:.G92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7:.F103])" office:value-type="float" office:value="40" calcext:value-type="float">
            <text:p>40</text:p>
          </table:table-cell>
          <table:table-cell table:style-name="ce41" table:formula="of:=SUM([.G97:.G103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08:.F110])" office:value-type="float" office:value="25" calcext:value-type="float">
            <text:p>25</text:p>
          </table:table-cell>
          <table:table-cell table:style-name="ce43" table:formula="of:=SUM([.G108:.G110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5:.F121])" office:value-type="float" office:value="40" calcext:value-type="float">
            <text:p>40</text:p>
          </table:table-cell>
          <table:table-cell table:style-name="ce41" table:formula="of:=SUM([.G115:.G121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1">
            <calcext:condition calcext:apply-style-name="cf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loext:p draw:notify-on-update-of-ranges="IT2.J4:IT2.J11 IT2.O3:IT2.O3 IT2.O4:IT2.O11 IT2.P3:IT2.P3 IT2.P4:IT2.P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5"/>
          <table:table-cell/>
          <table:table-cell table:style-name="ce31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6" calcext:value-type="date">
            <text:p>06-03-1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6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7" calcext:value-type="date">
            <text:p>07-03-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51" office:value-type="date" office:date-value="2018-03-08" calcext:value-type="date">
            <text:p>08-03-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09" calcext:value-type="date">
            <text:p>09-03-1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10" calcext:value-type="date">
            <text:p>10-03-1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1" office:value-type="date" office:date-value="2018-03-11" calcext:value-type="date">
            <text:p>11-03-1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1" office:value-type="date" office:date-value="2018-03-12" calcext:value-type="date">
            <text:p>12-03-1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6"/>
          <table:table-cell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29" calcext:value-type="float">
            <text:p>29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51" office:value-type="date" office:date-value="2018-03-13" calcext:value-type="date">
            <text:p>13-03-1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18])" office:value-type="float" office:value="25" calcext:value-type="float">
            <text:p>25</text:p>
          </table:table-cell>
          <table:table-cell table:style-name="ce43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8"/>
          <table:table-cell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29" table:number-columns-repeated="5"/>
          <table:table-cell table:style-name="ce28"/>
          <table:table-cell table:number-columns-repeated="1011"/>
        </table:table-row>
        <table:table-row table:style-name="ro7">
          <table:table-cell table:style-name="ce28"/>
          <table:table-cell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28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40" calcext:value-type="float">
            <text:p>4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5:.F37])" office:value-type="float" office:value="25" calcext:value-type="float">
            <text:p>25</text:p>
          </table:table-cell>
          <table:table-cell table:style-name="ce43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40" calcext:value-type="float">
            <text:p>4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3:.F55])" office:value-type="float" office:value="25" calcext:value-type="float">
            <text:p>25</text:p>
          </table:table-cell>
          <table:table-cell table:style-name="ce43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8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40" calcext:value-type="float">
            <text:p>4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1:.F73])" office:value-type="float" office:value="25" calcext:value-type="float">
            <text:p>25</text:p>
          </table:table-cell>
          <table:table-cell table:style-name="ce43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40" calcext:value-type="float">
            <text:p>4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89:.F91])" office:value-type="float" office:value="25" calcext:value-type="float">
            <text:p>25</text:p>
          </table:table-cell>
          <table:table-cell table:style-name="ce43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40" calcext:value-type="float">
            <text:p>4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07:.F109])" office:value-type="float" office:value="25" calcext:value-type="float">
            <text:p>25</text:p>
          </table:table-cell>
          <table:table-cell table:style-name="ce43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40" calcext:value-type="float">
            <text:p>4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3" table:style-name="ta2">
        <table:shapes>
          <draw:frame draw:z-index="0" draw:name="Graphique 1" draw:style-name="gr1" svg:width="159.99mm" svg:height="89.99mm" svg:x="458.41mm" svg:y="73.1mm">
            <loext:p draw:notify-on-update-of-ranges="IT3.J4:IT3.J11 IT3.O3:IT3.O3 IT3.O4:IT3.O11 IT3.P3:IT3.P3 IT3.P4:IT3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5"/>
          <table:table-cell/>
          <table:table-cell table:style-name="ce31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6" calcext:value-type="date">
            <text:p>06-03-1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6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7" calcext:value-type="date">
            <text:p>07-03-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51" office:value-type="date" office:date-value="2018-03-08" calcext:value-type="date">
            <text:p>08-03-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09" calcext:value-type="date">
            <text:p>09-03-1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10" calcext:value-type="date">
            <text:p>10-03-1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1" office:value-type="date" office:date-value="2018-03-11" calcext:value-type="date">
            <text:p>11-03-1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1" office:value-type="date" office:date-value="2018-03-12" calcext:value-type="date">
            <text:p>12-03-1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6"/>
          <table:table-cell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40" calcext:value-type="float">
            <text:p>4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51" office:value-type="date" office:date-value="2018-03-13" calcext:value-type="date">
            <text:p>13-03-1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18])" office:value-type="float" office:value="25" calcext:value-type="float">
            <text:p>25</text:p>
          </table:table-cell>
          <table:table-cell table:style-name="ce43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8"/>
          <table:table-cell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29" table:number-columns-repeated="5"/>
          <table:table-cell table:style-name="ce28"/>
          <table:table-cell table:number-columns-repeated="1011"/>
        </table:table-row>
        <table:table-row table:style-name="ro7">
          <table:table-cell table:style-name="ce28"/>
          <table:table-cell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28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40" calcext:value-type="float">
            <text:p>4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5:.F37])" office:value-type="float" office:value="25" calcext:value-type="float">
            <text:p>25</text:p>
          </table:table-cell>
          <table:table-cell table:style-name="ce43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40" calcext:value-type="float">
            <text:p>4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3:.F55])" office:value-type="float" office:value="25" calcext:value-type="float">
            <text:p>25</text:p>
          </table:table-cell>
          <table:table-cell table:style-name="ce43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8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40" calcext:value-type="float">
            <text:p>4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1:.F73])" office:value-type="float" office:value="25" calcext:value-type="float">
            <text:p>25</text:p>
          </table:table-cell>
          <table:table-cell table:style-name="ce43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40" calcext:value-type="float">
            <text:p>4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89:.F91])" office:value-type="float" office:value="25" calcext:value-type="float">
            <text:p>25</text:p>
          </table:table-cell>
          <table:table-cell table:style-name="ce43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40" calcext:value-type="float">
            <text:p>4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07:.F109])" office:value-type="float" office:value="25" calcext:value-type="float">
            <text:p>25</text:p>
          </table:table-cell>
          <table:table-cell table:style-name="ce43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40" calcext:value-type="float">
            <text:p>4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4" table:style-name="ta2">
        <table:shapes>
          <draw:frame draw:z-index="0" draw:name="Graphique 1" draw:style-name="gr1" svg:width="159.99mm" svg:height="89.99mm" svg:x="458.41mm" svg:y="73.1mm">
            <loext:p draw:notify-on-update-of-ranges="IT4.J4:IT4.J11 IT4.O3:IT4.O3 IT4.O4:IT4.O11 IT4.P3:IT4.P3 IT4.P4:IT4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5"/>
          <table:table-cell/>
          <table:table-cell table:style-name="ce31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6" calcext:value-type="date">
            <text:p>06-03-1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6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51" office:value-type="date" office:date-value="2018-03-07" calcext:value-type="date">
            <text:p>07-03-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51" office:value-type="date" office:date-value="2018-03-08" calcext:value-type="date">
            <text:p>08-03-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09" calcext:value-type="date">
            <text:p>09-03-1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51" office:value-type="date" office:date-value="2018-03-10" calcext:value-type="date">
            <text:p>10-03-1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1" office:value-type="date" office:date-value="2018-03-11" calcext:value-type="date">
            <text:p>11-03-1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1" office:value-type="date" office:date-value="2018-03-12" calcext:value-type="date">
            <text:p>12-03-1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6"/>
          <table:table-cell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40" calcext:value-type="float">
            <text:p>4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51" office:value-type="date" office:date-value="2018-03-13" calcext:value-type="date">
            <text:p>13-03-1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18])" office:value-type="float" office:value="25" calcext:value-type="float">
            <text:p>25</text:p>
          </table:table-cell>
          <table:table-cell table:style-name="ce43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8"/>
          <table:table-cell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29" table:number-columns-repeated="5"/>
          <table:table-cell table:style-name="ce28"/>
          <table:table-cell table:number-columns-repeated="1011"/>
        </table:table-row>
        <table:table-row table:style-name="ro7">
          <table:table-cell table:style-name="ce28"/>
          <table:table-cell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28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0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40" calcext:value-type="float">
            <text:p>4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5:.F37])" office:value-type="float" office:value="25" calcext:value-type="float">
            <text:p>25</text:p>
          </table:table-cell>
          <table:table-cell table:style-name="ce43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40" calcext:value-type="float">
            <text:p>4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5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3:.F55])" office:value-type="float" office:value="25" calcext:value-type="float">
            <text:p>25</text:p>
          </table:table-cell>
          <table:table-cell table:style-name="ce43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8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40" calcext:value-type="float">
            <text:p>4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7" table:number-columns-spanned="2" table:number-rows-spanned="1"/>
          <table:covered-table-cell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1:.F73])" office:value-type="float" office:value="25" calcext:value-type="float">
            <text:p>25</text:p>
          </table:table-cell>
          <table:table-cell table:style-name="ce43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40" calcext:value-type="float">
            <text:p>4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89:.F91])" office:value-type="float" office:value="25" calcext:value-type="float">
            <text:p>25</text:p>
          </table:table-cell>
          <table:table-cell table:style-name="ce43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40" calcext:value-type="float">
            <text:p>4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Tintin</text:p>
          </table:table-cell>
          <table:table-cell table:style-name="ce39" office:value-type="string" calcext:value-type="string">
            <text:p>Milou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Sacha</text:p>
          </table:table-cell>
          <table:table-cell table:style-name="ce39" office:value-type="string" calcext:value-type="string">
            <text:p>Ondi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Batman</text:p>
          </table:table-cell>
          <table:table-cell table:style-name="ce39" office:value-type="string" calcext:value-type="string">
            <text:p>Robi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07:.F109])" office:value-type="float" office:value="25" calcext:value-type="float">
            <text:p>25</text:p>
          </table:table-cell>
          <table:table-cell table:style-name="ce43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1</text:p>
          </table:table-cell>
          <table:table-cell table:style-name="ce33" office:value-type="string" calcext:value-type="string">
            <text:p>John Doe</text:p>
          </table:table-cell>
          <table:table-cell table:style-name="ce33" office:value-type="string" calcext:value-type="string">
            <text:p>Sam Smith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2</text:p>
          </table:table-cell>
          <table:table-cell table:style-name="ce33" office:value-type="string" calcext:value-type="string">
            <text:p>Bilbo Baggins</text:p>
          </table:table-cell>
          <table:table-cell table:style-name="ce33" office:value-type="string" calcext:value-type="string">
            <text:p>Sam Gamji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3</text:p>
          </table:table-cell>
          <table:table-cell table:style-name="ce33" office:value-type="string" calcext:value-type="string">
            <text:p>Tanguy</text:p>
          </table:table-cell>
          <table:table-cell table:style-name="ce33" office:value-type="string" calcext:value-type="string">
            <text:p>Laverdu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4</text:p>
          </table:table-cell>
          <table:table-cell table:style-name="ce33" office:value-type="string" calcext:value-type="string">
            <text:p>Bob</text:p>
          </table:table-cell>
          <table:table-cell table:style-name="ce33" office:value-type="string" calcext:value-type="string">
            <text:p>Bobett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5</text:p>
          </table:table-cell>
          <table:table-cell table:style-name="ce33" office:value-type="string" calcext:value-type="string">
            <text:p>Laurel</text:p>
          </table:table-cell>
          <table:table-cell table:style-name="ce33" office:value-type="string" calcext:value-type="string">
            <text:p>Hard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6</text:p>
          </table:table-cell>
          <table:table-cell table:style-name="ce33" office:value-type="string" calcext:value-type="string">
            <text:p>Peter</text:p>
          </table:table-cell>
          <table:table-cell table:style-name="ce33" office:value-type="string" calcext:value-type="string">
            <text:p>Sloa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 7</text:p>
          </table:table-cell>
          <table:table-cell table:style-name="ce33" office:value-type="string" calcext:value-type="string">
            <text:p>Spirou</text:p>
          </table:table-cell>
          <table:table-cell table:style-name="ce33" office:value-type="string" calcext:value-type="string">
            <text:p>Fantasi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40" calcext:value-type="float">
            <text:p>4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T1H1" table:base-cell-address="$IT1.$A$1" table:cell-range-address="IT1.$F$11"/>
        <table:named-range table:name="IT1H10" table:base-cell-address="$IT1.$A$1" table:cell-range-address="IT1.$F$93"/>
        <table:named-range table:name="IT1H11" table:base-cell-address="$IT1.$A$1" table:cell-range-address="IT1.$F$104"/>
        <table:named-range table:name="IT1H12" table:base-cell-address="$IT1.$A$1" table:cell-range-address="IT1.$F$111"/>
        <table:named-range table:name="IT1H13" table:base-cell-address="$IT1.$A$1" table:cell-range-address="IT1.$F$122"/>
        <table:named-range table:name="IT1H2" table:base-cell-address="$IT1.$A$1" table:cell-range-address="IT1.$F$19"/>
        <table:named-range table:name="IT1H3" table:base-cell-address="$IT1.$A$1" table:cell-range-address="IT1.$F$31"/>
        <table:named-range table:name="IT1H4" table:base-cell-address="$IT1.$A$1" table:cell-range-address="IT1.$F$38"/>
        <table:named-range table:name="IT1H5" table:base-cell-address="$IT1.$A$1" table:cell-range-address="IT1.$F$49"/>
        <table:named-range table:name="IT1H6" table:base-cell-address="$IT1.$A$1" table:cell-range-address="IT1.$F$56"/>
        <table:named-range table:name="IT1H7" table:base-cell-address="$IT1.$A$1" table:cell-range-address="IT1.$F$67"/>
        <table:named-range table:name="IT1H8" table:base-cell-address="$IT1.$A$1" table:cell-range-address="IT1.$F$75"/>
        <table:named-range table:name="IT1H9" table:base-cell-address="$IT1.$A$1" table:cell-range-address="IT1.$F$86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date-style style:name="N107">
      <number:day number:style="long"/>
      <number:text>-</number:text>
      <number:month number:style="long"/>
      <number:text>-</number:text>
      <number:year/>
    </number:date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6:15:59.38241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destefani</meta:initial-creator>
    <meta:creation-date>2018-01-29T13:27:33Z</meta:creation-date>
    <dc:date>2018-05-08T17:00:56.092556722</dc:date>
    <meta:editing-cycles>8</meta:editing-cycles>
    <meta:editing-duration>PT35M47S</meta:editing-duration>
    <meta:document-statistic meta:table-count="5" meta:cell-count="22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813cm" svg:y="1.202cm" style:legend-expansion="high" chart:style-name="ch2"/>
        <chart:plot-area chart:style-name="ch3" table:cell-range-address="Overview.B2:Overview.G15" chart:data-source-has-labels="both" svg:x="0.32cm" svg:y="0.179cm" svg:width="12.173cm" svg:height="8.621cm">
          <chartooo:coordinate-region svg:x="1.246cm" svg:y="0.378cm" svg:width="10.359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6">
                <text:p>6</text:p>
                <draw:g>
                  <svg:desc>Overview.C3:Overview.G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10">
                <text:p>10</text:p>
                <draw:g>
                  <svg:desc>Overview.C4:Overview.G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7">
                <text:p>7</text:p>
                <draw:g>
                  <svg:desc>Overview.C5:Overview.G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10">
                <text:p>10</text:p>
                <draw:g>
                  <svg:desc>Overview.C6:Overview.G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3">
                <text:p>13</text:p>
                <draw:g>
                  <svg:desc>Overview.C7:Overview.G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">
                <text:p>3</text:p>
                <draw:g>
                  <svg:desc>Overview.C8:Overview.G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4">
                <text:p>4</text:p>
                <draw:g>
                  <svg:desc>Overview.C9:Overview.G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4">
                <text:p>14</text:p>
                <draw:g>
                  <svg:desc>Overview.C10:Overview.G1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6">
                <text:p>6</text:p>
                <draw:g>
                  <svg:desc>Overview.C11:Overview.G1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7">
                <text:p>7</text:p>
                <draw:g>
                  <svg:desc>Overview.C12:Overview.G1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4">
                <text:p>4</text:p>
                <draw:g>
                  <svg:desc>Overview.C13:Overview.G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0">
                <text:p>10</text:p>
                <draw:g>
                  <svg:desc>Overview.C14:Overview.G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50">
                <text:p>50</text:p>
                <draw:g>
                  <svg:desc>Overview.C15:Overview.G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1 IT1.O3:IT1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1" chart:label-cell-address="IT1.O3:IT1.O3" chart:class="chart:line">
            <chart:data-point chart:repeated="8"/>
          </chart:series>
          <chart:series chart:style-name="ch8" chart:values-cell-range-address="IT1.P4:IT1.P11" chart:label-cell-address="IT1.P3:IT1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1</svg:desc>
                </draw:g>
              </table:table-cell>
              <table:table-cell office:value-type="float" office:value="65">
                <text:p>65</text:p>
                <draw:g>
                  <svg:desc>IT1.O4:IT1.O11</svg:desc>
                </draw:g>
              </table:table-cell>
              <table:table-cell office:value-type="float" office:value="70">
                <text:p>70</text:p>
                <draw:g>
                  <svg:desc>IT1.P4:IT1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